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6b97" officeooo:paragraph-rsid="00016b97"/>
    </style:style>
    <style:style style:name="P2" style:family="paragraph" style:parent-style-name="Standard">
      <style:text-properties fo:font-weight="bold" officeooo:rsid="00016b97" officeooo:paragraph-rsid="00016b9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 8</text:p>
      <text:list xml:id="list3801556202" text:style-name="L1">
        <text:list-item>
          <text:p text:style-name="P1">options</text:p>
        </text:list-item>
        <text:list-item>
          <text:p text:style-name="P1">streans</text:p>
        </text:list-item>
        <text:list-item>
          <text:p text:style-name="P1">find</text:p>
        </text:list-item>
        <text:list-item>
          <text:p text:style-name="P1">map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1-11T18:28:50.603000000</dc:date>
    <meta:editing-duration>PT1M14S</meta:editing-duration>
    <meta:editing-cycles>1</meta:editing-cycles>
    <meta:document-statistic meta:table-count="0" meta:image-count="0" meta:object-count="0" meta:page-count="1" meta:paragraph-count="5" meta:word-count="10" meta:character-count="32" meta:non-whitespace-character-count="31"/>
  </office:meta>
</office:document-meta>
</file>